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33a69a"/>
    </style:style>
    <style:style style:name="P2" style:family="paragraph" style:parent-style-name="Heading_20_2">
      <style:text-properties officeooo:rsid="00429799" officeooo:paragraph-rsid="00429799"/>
    </style:style>
    <style:style style:name="P3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3">
      <style:text-properties fo:font-weight="normal" style:font-weight-asian="normal" style:font-weight-complex="normal"/>
    </style:style>
    <style:style style:name="P5" style:family="paragraph" style:parent-style-name="Heading_20_3" style:list-style-name="L3">
      <style:text-properties fo:font-size="14pt" fo:font-weight="normal" officeooo:rsid="003646c9" officeooo:paragraph-rsid="00373965" style:font-size-asian="14pt" style:font-weight-asian="normal" style:font-size-complex="14pt" style:font-weight-complex="normal"/>
    </style:style>
    <style:style style:name="P6" style:family="paragraph" style:parent-style-name="Heading_20_3" style:list-style-name="L3">
      <style:text-properties fo:font-size="14pt" fo:font-weight="normal" officeooo:rsid="0039a90c" officeooo:paragraph-rsid="0039a90c" style:font-size-asian="14pt" style:font-weight-asian="normal" style:font-size-complex="14pt" style:font-weight-complex="normal"/>
    </style:style>
    <style:style style:name="P7" style:family="paragraph" style:parent-style-name="Heading_20_3" style:list-style-name="L3">
      <style:text-properties fo:font-size="14pt" fo:font-weight="normal" officeooo:paragraph-rsid="00373965" style:font-size-asian="14pt" style:font-weight-asian="normal" style:font-size-complex="14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4">
      <style:text-properties officeooo:rsid="003c2ce7" officeooo:paragraph-rsid="003c2ce7"/>
    </style:style>
    <style:style style:name="P10" style:family="paragraph" style:parent-style-name="Text_20_body" style:list-style-name="L4">
      <style:text-properties officeooo:rsid="00432709" officeooo:paragraph-rsid="00432709"/>
    </style:style>
    <style:style style:name="P11" style:family="paragraph" style:parent-style-name="Text_20_body" style:list-style-name="L4">
      <style:text-properties officeooo:rsid="0044ca25" officeooo:paragraph-rsid="0044ca25"/>
    </style:style>
    <style:style style:name="P12" style:family="paragraph" style:parent-style-name="Text_20_body" style:list-style-name="L4">
      <style:text-properties officeooo:rsid="00471109" officeooo:paragraph-rsid="00471109"/>
    </style:style>
    <style:style style:name="P13" style:family="paragraph" style:parent-style-name="Text_20_body" style:list-style-name="L6">
      <style:text-properties officeooo:paragraph-rsid="004f6821"/>
    </style:style>
    <style:style style:name="P14" style:family="paragraph" style:parent-style-name="Text_20_body" style:list-style-name="L6">
      <style:text-properties officeooo:rsid="004f6821" officeooo:paragraph-rsid="004f6821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officeooo:rsid="0045bc30"/>
    </style:style>
    <style:style style:name="T5" style:family="text">
      <style:text-properties officeooo:rsid="004f682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Write Documentation For Your Next Software Development Project</text:h>
      <text:h text:style-name="Heading_20_2" text:outline-level="2"><text:bookmark text:name="how-important-is-documentation"/>How important is documentation?</text:h>
      <text:p text:style-name="Standard">Time spent on documentation rather than developing is not lost. On the contrary, if it’s done right, it will not only save you time, but also improve your product. As a project scales, the documentation will serve as guidelines that will enable you to do things right on the first try. No guesswork or free-styling.Technical documentation can make or break a project. If every step of the way for a project is well-documented, it can run smoothly and save time. No one-on-one conversations to give the right people the right information, and with that, no misunderstandings. </text:p>
      <text:p text:style-name="Standard"/>
      <text:h text:style-name="Heading_20_2" text:outline-level="2"><text:bookmark text:name="why-write-project-documentation"/>Why write project documentation?</text:h>
      <text:list xml:id="list2336864655" text:style-name="L6">
        <text:list-item>
          <text:p text:style-name="P14">Your project will depend less on individual people</text:p>
        </text:list-item>
        <text:list-item>
          <text:p text:style-name="P13"><text:span text:style-name="T5">Communication with stakeholders and clients becomes easier</text:span></text:p>
        </text:list-item>
      </text:list>
      <text:h text:style-name="Heading_20_2" text:outline-level="2"><text:bookmark text:name="how-to-write-good-documentation"/>How to write good documentation</text:h>
      <text:h text:style-name="P3" text:outline-level="2"><text:bookmark text:name="make-an-inventory-of-what-documents-you-will-need"/>Make an inventory of what documents you will need</text:h>
      <text:h text:style-name="Heading_20_3" text:outline-level="3"><text:bookmark text:name="what-is-product-documentation"/>What is product documentation?</text:h>
      <text:p text:style-name="Text_20_body">Product documentation describes the end goal: the actual product you are building. How it works, how to work with it, technological specifications, manuals–anything you need to know once the product exists.</text:p>
      <text:p text:style-name="Standard"/>
      <text:h text:style-name="Heading_20_3" text:outline-level="3"><text:bookmark text:name="what-is-process-documentation"/>What is process documentation?</text:h>
      <text:p text:style-name="Text_20_body">See this as the roadmap that will bring your project from idea to existence. In this you can include:</text:p>
      <text:list xml:id="list3415163600" text:style-name="L1">
        <text:list-item>
          <text:p text:style-name="P15">Test standards and schedules: making sure everyone tests your product in the same way, so the results will actually be relevant.</text:p>
        </text:list-item>
        <text:list-item>
          <text:p text:style-name="P15">Meeting notes: save them, so you can hand them over to your client whenever a disagreement arises.</text:p>
        </text:list-item>
        <text:list-item>
          <text:p text:style-name="P8">Project plans: how will you be building your product? What milestones do you want to reach along the way and when? </text:p>
        </text:list-item>
      </text:list>
      <text:h text:style-name="Heading_20_2" text:outline-level="2"><text:bookmark text:name="determine-crucial-information"/>Determine crucial information</text:h>
      <text:list xml:id="list3480536683" text:style-name="L4">
        <text:list-item>
          <text:p text:style-name="P9">Data and privacy compliance</text:p>
        </text:list-item>
        <text:list-item>
          <text:p text:style-name="P9">Emergency Plans</text:p>
        </text:list-item>
        <text:list-item>
          <text:p text:style-name="P9">Visual Documentation</text:p>
        </text:list-item>
      </text:list>
      <text:h text:style-name="P2" text:outline-level="2"><text:soft-page-break/>Write effective technical documents</text:h>
      <text:list xml:id="list150346262573415" text:continue-numbering="true" text:style-name="L4">
        <text:list-item>
          <text:p text:style-name="P10">Organize your thoughts</text:p>
        </text:list-item>
        <text:list-item>
          <text:p text:style-name="P11">Watch your la<text:span text:style-name="T4">n</text:span>guage</text:p>
        </text:list-item>
        <text:list-item>
          <text:p text:style-name="P12">Time to test</text:p>
        </text:list-item>
      </text:list>
      <text:h text:style-name="P1" text:outline-level="2"><text:span text:style-name="T3"/></text:h>
      <text:h text:style-name="P1" text:outline-level="2"><text:span text:style-name="T3"/></text:h>
      <text:h text:style-name="Heading_20_3" text:outline-level="3"><text:span text:style-name="T1"/></text:h>
      <text:h text:style-name="P4" text:outline-level="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4:17:40.695587414</meta:creation-date>
    <meta:generator>LibreOffice/6.4.7.2$Linux_X86_64 LibreOffice_project/40$Build-2</meta:generator>
    <dc:date>2022-03-16T14:27:42.674454603</dc:date>
    <meta:editing-duration>PT9M38S</meta:editing-duration>
    <meta:editing-cycles>48</meta:editing-cycles>
    <meta:document-statistic meta:table-count="0" meta:image-count="0" meta:object-count="0" meta:page-count="2" meta:paragraph-count="23" meta:word-count="296" meta:character-count="1793" meta:non-whitespace-character-count="1530"/>
  </office:meta>
</office:document-meta>
</file>